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DAVID JULIAN GONZALEZ MALDONADO</text:title></text:p>
      <text:p text:style-name="OrgTitle"/>
      <text:p text:style-name="OrgSubtitle"><text:initial-creator>david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1883adb">1. ABOUT ME</text:a></text:p>
          <text:p text:style-name="Contents_20_2"><text:a xlink:type="simple" xlink:href="#org1ad5714">1.1. Email</text:a></text:p>
          <text:p text:style-name="Contents_20_2"><text:a xlink:type="simple" xlink:href="#orgd197bd1">1.2. Curriculum</text:a></text:p>
          <text:p text:style-name="Contents_20_2"><text:a xlink:type="simple" xlink:href="#org7d2569e">1.3. Phone/WhatsApp</text:a></text:p>
          <text:p text:style-name="Contents_20_2"><text:a xlink:type="simple" xlink:href="#orgaa24e77">1.4. </text:a></text:p>
          <text:p text:style-name="Contents_20_1"><text:a xlink:type="simple" xlink:href="#orgd4789b9">2. EXPERIENCE</text:a></text:p>
          <text:p text:style-name="Contents_20_1"><text:a xlink:type="simple" xlink:href="#orgef9227c">3. PROJECTS</text:a></text:p>
          <text:p text:style-name="Contents_20_1"><text:a xlink:type="simple" xlink:href="#orge266f3d">4. SKILLS</text:a></text:p>
          <text:p text:style-name="Contents_20_1"><text:a xlink:type="simple" xlink:href="#org7caf0ca">5. EDUCATION</text:a></text:p>
          <text:p text:style-name="Contents_20_1"><text:a xlink:type="simple" xlink:href="#org2601ef0">6. CONTACT</text:a></text:p>
          <text:p text:style-name="Contents_20_1"><text:a xlink:type="simple" xlink:href="#orged239d0">7. RESUME</text:a></text:p>
        </text:index-body>
      </text:table-of-content>
      <text:h text:style-name="Heading_20_1" text:outline-level="1" text:is-list-header="false">
<text:bookmark-start text:name="OrgXref.org1883adb"/>
<text:bookmark text:name="org1883adb"/>ABOUT ME
<text:bookmark-end text:name="OrgXref.org1883adb"/></text:h>
      <text:p text:style-name="Text_20_body">I am a Mechatronics Engineering with a MSc and DSc in Mechanical Enginering.
</text:p>
      <text:p text:style-name="Text_20_body">My main research and working fields are: Rotordynamics, Vibration Measurement and Monitoring, Nonlinear Dynamics, Automation and Control, Robotics and Mechatronics.
</text:p>
      <text:p text:style-name="Text_20_body">Please, contact me if you have any inquiry.
</text:p>
      <text:h text:style-name="Heading_20_2" text:outline-level="2" text:is-list-header="false">
<text:bookmark-start text:name="OrgXref.org1ad5714"/>
<text:bookmark text:name="org1ad5714"/>Email
<text:bookmark-end text:name="OrgXref.org1ad5714"/></text:h>
      <text:p text:style-name="Text_20_body">Gmail: <text:a xlink:type="simple" xlink:href="mailto:david.julian.gonzalez@gmail.com">david.julian.gonzalez@gmail.com</text:a> (Preferred)
</text:p>
      <text:p text:style-name="Text_20_body">Outlook: <text:a xlink:type="simple" xlink:href="mailto:davidjuliang@hotmail.com">davidjuliang@hotmail.com</text:a> (Alternative)
</text:p>
      <text:p text:style-name="Text_20_body">ProtonMail: <text:a xlink:type="simple" xlink:href="mailto:djg.maldonado@protonmail.ch">djg.maldonado@protonmail.ch</text:a> (Secure)
</text:p>
      <text:h text:style-name="Heading_20_2" text:outline-level="2" text:is-list-header="false">
<text:bookmark-start text:name="OrgXref.orgd197bd1"/>
<text:bookmark text:name="orgd197bd1"/>Curriculum
<text:bookmark-end text:name="OrgXref.orgd197bd1"/></text:h>
      <text:p text:style-name="Text_20_body">LinkedIn: <text:a xlink:type="simple" xlink:href="https://www.linkedin.com/in/david-gonzalez-maldonado/">linkedin.com/in/david-gonzalez-maldonado</text:a>
</text:p>
      <text:p text:style-name="Text_20_body">ResearchGate: <text:a xlink:type="simple" xlink:href="https://www.researchgate.net/profile/D-Maldonado">researchgate.net/profile/D-Maldonado</text:a>
</text:p>
      <text:h text:style-name="Heading_20_2" text:outline-level="2" text:is-list-header="false">
<text:bookmark-start text:name="OrgXref.org7d2569e"/>
<text:bookmark text:name="org7d2569e"/>Phone/WhatsApp
<text:bookmark-end text:name="OrgXref.org7d2569e"/></text:h>
      <text:p text:style-name="Text_20_body">+573118517763
</text:p>
      <text:p text:style-name="OrgFixedWidthBlock">- test 1</text:p>
      <text:p text:style-name="OrgFixedWidthBlockLastLine">- test 2</text:p>
      <text:h text:style-name="Heading_20_2" text:outline-level="2" text:is-list-header="false">
<text:bookmark-start text:name="OrgXref.orgaa24e77"/>
<text:bookmark text:name="orgaa24e77"/>
<text:bookmark-end text:name="OrgXref.orgaa24e77"/></text:h>
      <text:p text:style-name="Text_20_body">Buy me a Coffe: <text:a xlink:type="simple" xlink:href="https://www.buymeacoffee.com/djgmaldonado">https://www.buymeacoffee.com/djgmaldonado</text:a>
</text:p>
      <text:h text:style-name="Heading_20_1" text:outline-level="1" text:is-list-header="false">
<text:bookmark-start text:name="OrgXref.orgd4789b9"/>
<text:bookmark text:name="orgd4789b9"/>EXPERIENCE
<text:bookmark-end text:name="OrgXref.orgd4789b9"/></text:h>
      <text:h text:style-name="Heading_20_1" text:outline-level="1" text:is-list-header="false">
<text:bookmark-start text:name="OrgXref.orgef9227c"/>
<text:bookmark text:name="orgef9227c"/>PROJECTS
<text:bookmark-end text:name="OrgXref.orgef9227c"/></text:h>
      <text:h text:style-name="Heading_20_1" text:outline-level="1" text:is-list-header="false">
<text:bookmark-start text:name="OrgXref.orge266f3d"/>
<text:bookmark text:name="orge266f3d"/>SKILLS
<text:bookmark-end text:name="OrgXref.orge266f3d"/></text:h>
      <text:h text:style-name="Heading_20_1" text:outline-level="1" text:is-list-header="false">
<text:bookmark-start text:name="OrgXref.org7caf0ca"/>
<text:bookmark text:name="org7caf0ca"/>EDUCATION
<text:bookmark-end text:name="OrgXref.org7caf0ca"/></text:h>
      <text:h text:style-name="Heading_20_1" text:outline-level="1" text:is-list-header="false">
<text:bookmark-start text:name="OrgXref.org2601ef0"/>
<text:bookmark text:name="org2601ef0"/>CONTACT
<text:bookmark-end text:name="OrgXref.org2601ef0"/></text:h>
      <text:h text:style-name="Heading_20_1" text:outline-level="1" text:is-list-header="false">
<text:bookmark-start text:name="OrgXref.orged239d0"/>
<text:bookmark text:name="orged239d0"/>RESUME
<text:bookmark-end text:name="OrgXref.orged239d0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david</dc:creator>
    <meta:initial-creator>david</meta:initial-creator>
    <dc:date>2021-07-09T15:49:43</dc:date>
    <meta:creation-date>2021-07-09T15:49:43</meta:creation-date>
    <meta:generator>Emacs 26.3 (Org mode 9.1.9)</meta:generator>
    <meta:keyword/>
    <dc:subject/>
    <dc:title>DAVID JULIAN GONZALEZ MALDONADO</dc:title>
  </office:meta>
</office:document-meta>
</file>